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color="#0000ff" fo:font-weight="bold"/>
    </style:style>
    <style:style style:name="T3" style:family="text">
      <style:text-properties fo:color="#ff0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2">DROP</text:span> <text:span text:style-name="T2">TABLE</text:span> <text:span text:style-name="T2">IF</text:span> EXISTS EMPLOYE ;</text:p>
      <text:p text:style-name="Preformatted_20_Text"><text:span text:style-name="T2">CREATE</text:span> <text:span text:style-name="T2">TABLE</text:span> EMPLOYE <text:span text:style-name="T1">(</text:span>Id_employe_EMPLOYE <text:span text:style-name="T3">BIGSERIAL</text:span> <text:span text:style-name="T2">NOT</text:span> <text:span text:style-name="T2">NULL</text:span>,</text:p>
      <text:p text:style-name="Preformatted_20_Text">nom_emp_EMPLOYE <text:span text:style-name="T3">VARCHAR</text:span>,</text:p>
      <text:p text:style-name="Preformatted_20_Text">prenom_emp_EMPLOYE <text:span text:style-name="T3">VARCHAR</text:span>,</text:p>
      <text:p text:style-name="Preformatted_20_Text">statut_EMPLOYE <text:span text:style-name="T3">VARCHAR</text:span>,</text:p>
      <text:p text:style-name="Preformatted_20_Text">fonction_EMPLOYE <text:span text:style-name="T3">VARCHAR</text:span>,</text:p>
      <text:p text:style-name="Preformatted_20_Text">salle_EMPLOYE <text:span text:style-name="T3">INT</text:span>,</text:p>
      <text:p text:style-name="Preformatted_20_Text">salle_stand_EMPLOYE <text:span text:style-name="T3">INT</text:span>,</text:p>
      <text:p text:style-name="Preformatted_20_Text"><text:span text:style-name="T2">PRIMARY</text:span> <text:span text:style-name="T2">KEY</text:span> <text:span text:style-name="T1">(</text:span>Id_employe_EMPLOYE<text:span text:style-name="T1">))</text:span>;</text:p>
      <text:p text:style-name="Preformatted_20_Text"><text:span text:style-name="T2">DROP</text:span> <text:span text:style-name="T2">TABLE</text:span> <text:span text:style-name="T2">IF</text:span> EXISTS SPECTATEUR ;</text:p>
      <text:p text:style-name="Preformatted_20_Text"><text:span text:style-name="T2">CREATE</text:span> <text:span text:style-name="T2">TABLE</text:span> SPECTATEUR <text:span text:style-name="T1">(</text:span>Id_spectateur_SPECTATEUR <text:span text:style-name="T3">BIGSERIAL</text:span> <text:span text:style-name="T2">NOT</text:span> <text:span text:style-name="T2">NULL</text:span>,</text:p>
      <text:p text:style-name="Preformatted_20_Text">nom_spectateur_SPECTATEUR <text:span text:style-name="T3">VARCHAR</text:span>,</text:p>
      <text:p text:style-name="Preformatted_20_Text">prenom_spectateur_SPECTATEUR <text:span text:style-name="T3">VARCHAR</text:span>,</text:p>
      <text:p text:style-name="Preformatted_20_Text"><text:span text:style-name="T2">PRIMARY</text:span> <text:span text:style-name="T2">KEY</text:span> <text:span text:style-name="T1">(</text:span>Id_spectateur_SPECTATEUR<text:span text:style-name="T1">))</text:span>;</text:p>
      <text:p text:style-name="Preformatted_20_Text"><text:span text:style-name="T2">DROP</text:span> <text:span text:style-name="T2">TABLE</text:span> <text:span text:style-name="T2">IF</text:span> EXISTS STAND ;</text:p>
      <text:p text:style-name="Preformatted_20_Text"><text:span text:style-name="T2">CREATE</text:span> <text:span text:style-name="T2">TABLE</text:span> STAND <text:span text:style-name="T1">(</text:span>Id_stand_STAND <text:span text:style-name="T3">BIGSERIAL</text:span> <text:span text:style-name="T2">NOT</text:span> <text:span text:style-name="T2">NULL</text:span>,</text:p>
      <text:p text:style-name="Preformatted_20_Text">salle_stand_STAND <text:span text:style-name="T3">INT</text:span>,</text:p>
      <text:p text:style-name="Preformatted_20_Text"><text:span text:style-name="T2">PRIMARY</text:span> <text:span text:style-name="T2">KEY</text:span> <text:span text:style-name="T1">(</text:span>Id_stand_STAND<text:span text:style-name="T1">))</text:span>;</text:p>
      <text:p text:style-name="Preformatted_20_Text"><text:span text:style-name="T2">DROP</text:span> <text:span text:style-name="T2">TABLE</text:span> <text:span text:style-name="T2">IF</text:span> EXISTS SCENE ;</text:p>
      <text:p text:style-name="Preformatted_20_Text"><text:span text:style-name="T2">CREATE</text:span> <text:span text:style-name="T2">TABLE</text:span> SCENE <text:span text:style-name="T1">(</text:span>Id_scene_SCENE <text:span text:style-name="T3">BIGSERIAL</text:span> <text:span text:style-name="T2">NOT</text:span> <text:span text:style-name="T2">NULL</text:span>,</text:p>
      <text:p text:style-name="Preformatted_20_Text">salle_INTERVENIR <text:span text:style-name="T3">INT</text:span>,</text:p>
      <text:p text:style-name="Preformatted_20_Text">date_service_SCENE <text:span text:style-name="T3">INT</text:span>,</text:p>
      <text:p text:style-name="Preformatted_20_Text"><text:span text:style-name="T2">PRIMARY</text:span> <text:span text:style-name="T2">KEY</text:span> <text:span text:style-name="T1">(</text:span>Id_scene_SCENE<text:span text:style-name="T1">))</text:span>;</text:p>
      <text:p text:style-name="Preformatted_20_Text"><text:span text:style-name="T2">DROP</text:span> <text:span text:style-name="T2">TABLE</text:span> <text:span text:style-name="T2">IF</text:span> EXISTS INSTRUSMENT ;</text:p>
      <text:p text:style-name="Preformatted_20_Text"><text:span text:style-name="T2">CREATE</text:span> <text:span text:style-name="T2">TABLE</text:span> INSTRUSMENT <text:span text:style-name="T1">(</text:span>Id_instrusment_INSTRUSMENT <text:span text:style-name="T3">BIGSERIAL</text:span> <text:span text:style-name="T2">NOT</text:span> <text:span text:style-name="T2">NULL</text:span>,</text:p>
      <text:p text:style-name="Preformatted_20_Text">intitule_INSTRUSMENT <text:span text:style-name="T3">VARCHAR</text:span>,</text:p>
      <text:p text:style-name="Preformatted_20_Text"><text:span text:style-name="T2">PRIMARY</text:span> <text:span text:style-name="T2">KEY</text:span> <text:span text:style-name="T1">(</text:span>Id_instrusment_INSTRUSMENT<text:span text:style-name="T1">))</text:span>;</text:p>
      <text:p text:style-name="Preformatted_20_Text"><text:span text:style-name="T2">DROP</text:span> <text:span text:style-name="T2">TABLE</text:span> <text:span text:style-name="T2">IF</text:span> EXISTS PRESTATION ;</text:p>
      <text:p text:style-name="Preformatted_20_Text"><text:span text:style-name="T2">CREATE</text:span> <text:span text:style-name="T2">TABLE</text:span> PRESTATION <text:span text:style-name="T1">(</text:span>Id_prestation_PRESTATION <text:span text:style-name="T3">BIGSERIAL</text:span> <text:span text:style-name="T2">NOT</text:span> <text:span text:style-name="T2">NULL</text:span>,</text:p>
      <text:p text:style-name="Preformatted_20_Text">nombre_artiste_PRESTATION <text:span text:style-name="T3">INT</text:span>,</text:p>
      <text:p text:style-name="Preformatted_20_Text">date_prestation_PRESTATION <text:span text:style-name="T3">DATE</text:span>,</text:p>
      <text:p text:style-name="Preformatted_20_Text">Id_scene_SCENE **NOT FOUND**,</text:p>
      <text:p text:style-name="Preformatted_20_Text"><text:span text:style-name="T2">PRIMARY</text:span> <text:span text:style-name="T2">KEY</text:span> <text:span text:style-name="T1">(</text:span>Id_prestation_PRESTATION<text:span text:style-name="T1">))</text:span>;</text:p>
      <text:p text:style-name="Preformatted_20_Text"><text:span text:style-name="T2">DROP</text:span> <text:span text:style-name="T2">TABLE</text:span> <text:span text:style-name="T2">IF</text:span> EXISTS RESERVATION ;</text:p>
      <text:p text:style-name="Preformatted_20_Text"><text:span text:style-name="T2">CREATE</text:span> <text:span text:style-name="T2">TABLE</text:span> RESERVATION <text:span text:style-name="T1">(</text:span>Id_reservation_Entite 8 <text:span text:style-name="T3">BIGSERIAL</text:span> <text:span text:style-name="T2">NOT</text:span> <text:span text:style-name="T2">NULL</text:span>,</text:p>
      <text:p text:style-name="Preformatted_20_Text">numero_pass_RESERVATION <text:span text:style-name="T3">INT</text:span>,</text:p>
      <text:p text:style-name="Preformatted_20_Text"><text:span text:style-name="T2">PRIMARY</text:span> <text:span text:style-name="T2">KEY</text:span> <text:span text:style-name="T1">(</text:span>Id_reservation_Entite_8<text:span text:style-name="T1">))</text:span>;</text:p>
      <text:p text:style-name="Preformatted_20_Text"><text:span text:style-name="T2">DROP</text:span> <text:span text:style-name="T2">TABLE</text:span> <text:span text:style-name="T2">IF</text:span> EXISTS ARTISTE ;</text:p>
      <text:p text:style-name="Preformatted_20_Text"><text:span text:style-name="T2">CREATE</text:span> <text:span text:style-name="T2">TABLE</text:span> ARTISTE <text:span text:style-name="T1">(</text:span>Id_artiste_ARTISTE <text:span text:style-name="T3">BIGSERIAL</text:span> <text:span text:style-name="T2">NOT</text:span> <text:span text:style-name="T2">NULL</text:span>,</text:p>
      <text:p text:style-name="Preformatted_20_Text">nom_artiste_ARTISTE <text:span text:style-name="T3">VARCHAR</text:span>,</text:p>
      <text:p text:style-name="Preformatted_20_Text">type_artiste_ARTISTE <text:span text:style-name="T3">VARCHAR</text:span>,</text:p>
      <text:p text:style-name="Preformatted_20_Text">genre_artiste_ARTISTE <text:span text:style-name="T3">VARCHAR</text:span>,</text:p>
      <text:p text:style-name="Preformatted_20_Text">date_prestation_ARTISTE <text:span text:style-name="T3">DATE</text:span>,</text:p>
      <text:p text:style-name="Preformatted_20_Text"><text:span text:style-name="T2">PRIMARY</text:span> <text:span text:style-name="T2">KEY</text:span> <text:span text:style-name="T1">(</text:span>Id_artiste_ARTISTE<text:span text:style-name="T1">))</text:span>;</text:p>
      <text:p text:style-name="Preformatted_20_Text"><text:span text:style-name="T2">DROP</text:span> <text:span text:style-name="T2">TABLE</text:span> <text:span text:style-name="T2">IF</text:span> EXISTS ORIENTER ;</text:p>
      <text:p text:style-name="Preformatted_20_Text"><text:span text:style-name="T2">CREATE</text:span> <text:span text:style-name="T2">TABLE</text:span> ORIENTER <text:span text:style-name="T1">(</text:span>Id_employe_EMPLOYE **NOT FOUND** <text:span text:style-name="T2">NOT</text:span> <text:span text:style-name="T2">NULL</text:span>,</text:p>
      <text:p text:style-name="Preformatted_20_Text">Id_spectateur_SPECTATEUR **NOT FOUND** <text:span text:style-name="T2">NOT</text:span> <text:span text:style-name="T2">NULL</text:span>,</text:p>
      <text:p text:style-name="Preformatted_20_Text"><text:span text:style-name="T2">PRIMARY</text:span> <text:span text:style-name="T2">KEY</text:span> <text:span text:style-name="T1">(</text:span>Id_employe_EMPLOYE,</text:p>
      <text:p text:style-name="Preformatted_20_Text"><text:s/>Id_spectateur_SPECTATEUR<text:span text:style-name="T1">))</text:span>;</text:p>
      <text:p text:style-name="Preformatted_20_Text"><text:span text:style-name="T2">DROP</text:span> <text:span text:style-name="T2">TABLE</text:span> <text:span text:style-name="T2">IF</text:span> EXISTS GERER ;</text:p>
      <text:p text:style-name="Preformatted_20_Text"><text:span text:style-name="T2">CREATE</text:span> <text:span text:style-name="T2">TABLE</text:span> GERER <text:span text:style-name="T1">(</text:span>Id_employe_EMPLOYE **NOT FOUND** <text:span text:style-name="T2">NOT</text:span> <text:span text:style-name="T2">NULL</text:span>,</text:p>
      <text:p text:style-name="Preformatted_20_Text">Id_stand_STAND **NOT FOUND** <text:span text:style-name="T2">NOT</text:span> <text:span text:style-name="T2">NULL</text:span>,</text:p>
      <text:p text:style-name="Preformatted_20_Text">salle_stand_GERER <text:span text:style-name="T3">INT</text:span>,</text:p>
      <text:p text:style-name="Preformatted_20_Text"><text:span text:style-name="T2">PRIMARY</text:span> <text:span text:style-name="T2">KEY</text:span> <text:span text:style-name="T1">(</text:span>Id_employe_EMPLOYE,</text:p>
      <text:p text:style-name="Preformatted_20_Text"><text:s/>Id_stand_STAND<text:span text:style-name="T1">))</text:span>;</text:p>
      <text:p text:style-name="Preformatted_20_Text"><text:span text:style-name="T2">DROP</text:span> <text:span text:style-name="T2">TABLE</text:span> <text:span text:style-name="T2">IF</text:span> EXISTS INTERVENIR ;</text:p>
      <text:p text:style-name="Preformatted_20_Text"><text:span text:style-name="T2">CREATE</text:span> <text:span text:style-name="T2">TABLE</text:span> INTERVENIR <text:span text:style-name="T1">(</text:span>Id_employe_EMPLOYE **NOT FOUND** <text:span text:style-name="T2">NOT</text:span> <text:span text:style-name="T2">NULL</text:span>,</text:p>
      <text:p text:style-name="Preformatted_20_Text">Id_scene_SCENE **NOT FOUND** <text:span text:style-name="T2">NOT</text:span> <text:span text:style-name="T2">NULL</text:span>,</text:p>
      <text:p text:style-name="Preformatted_20_Text">salle_INTERVENIR <text:span text:style-name="T3">INT</text:span>,</text:p>
      <text:p text:style-name="Preformatted_20_Text"><text:span text:style-name="T2">PRIMARY</text:span> <text:span text:style-name="T2">KEY</text:span> <text:span text:style-name="T1">(</text:span>Id_employe_EMPLOYE,</text:p>
      <text:p text:style-name="Preformatted_20_Text"><text:s/>Id_scene_SCENE<text:span text:style-name="T1">))</text:span>;</text:p>
      <text:p text:style-name="Preformatted_20_Text"><text:span text:style-name="T2">DROP</text:span> <text:span text:style-name="T2">TABLE</text:span> <text:span text:style-name="T2">IF</text:span> EXISTS FAIRE ;</text:p>
      <text:p text:style-name="Preformatted_20_Text"><text:span text:style-name="T2">CREATE</text:span> <text:span text:style-name="T2">TABLE</text:span> FAIRE <text:span text:style-name="T1">(</text:span>Id_spectateur_SPECTATEUR **NOT FOUND** <text:span text:style-name="T2">NOT</text:span> <text:span text:style-name="T2">NULL</text:span>,</text:p>
      <text:p text:style-name="Preformatted_20_Text">Id_reservation_Entite 8 **NOT FOUND** <text:span text:style-name="T2">NOT</text:span> <text:span text:style-name="T2">NULL</text:span>,</text:p>
      <text:p text:style-name="Preformatted_20_Text"><text:soft-page-break/>nombre_de_jour_FAIRE <text:span text:style-name="T3">INT</text:span>,</text:p>
      <text:p text:style-name="Preformatted_20_Text"><text:span text:style-name="T2">PRIMARY</text:span> <text:span text:style-name="T2">KEY</text:span> <text:span text:style-name="T1">(</text:span>Id_spectateur_SPECTATEUR,</text:p>
      <text:p text:style-name="Preformatted_20_Text"><text:s/>Id_reservation_Entite_8<text:span text:style-name="T1">))</text:span>;</text:p>
      <text:p text:style-name="Preformatted_20_Text"><text:span text:style-name="T2">DROP</text:span> <text:span text:style-name="T2">TABLE</text:span> <text:span text:style-name="T2">IF</text:span> EXISTS DONNER ;</text:p>
      <text:p text:style-name="Preformatted_20_Text"><text:span text:style-name="T2">CREATE</text:span> <text:span text:style-name="T2">TABLE</text:span> DONNER <text:span text:style-name="T1">(</text:span>Id_prestation_PRESTATION **NOT FOUND** <text:span text:style-name="T2">NOT</text:span> <text:span text:style-name="T2">NULL</text:span>,</text:p>
      <text:p text:style-name="Preformatted_20_Text">Id_artiste_ARTISTE **NOT FOUND** <text:span text:style-name="T2">NOT</text:span> <text:span text:style-name="T2">NULL</text:span>,</text:p>
      <text:p text:style-name="Preformatted_20_Text">Salle_spectacle_DONNER <text:span text:style-name="T3">INT</text:span>,</text:p>
      <text:p text:style-name="Preformatted_20_Text">date_prestation_DONNER <text:span text:style-name="T3">DATE</text:span>,</text:p>
      <text:p text:style-name="Preformatted_20_Text"><text:span text:style-name="T2">PRIMARY</text:span> <text:span text:style-name="T2">KEY</text:span> <text:span text:style-name="T1">(</text:span>Id_prestation_PRESTATION,</text:p>
      <text:p text:style-name="Preformatted_20_Text"><text:s/>Id_artiste_ARTISTE<text:span text:style-name="T1">))</text:span>;</text:p>
      <text:p text:style-name="Preformatted_20_Text"><text:span text:style-name="T2">DROP</text:span> <text:span text:style-name="T2">TABLE</text:span> <text:span text:style-name="T2">IF</text:span> EXISTS JOUER ;</text:p>
      <text:p text:style-name="Preformatted_20_Text"><text:span text:style-name="T2">CREATE</text:span> <text:span text:style-name="T2">TABLE</text:span> JOUER <text:span text:style-name="T1">(</text:span>Id_artiste_ARTISTE **NOT FOUND** <text:span text:style-name="T2">NOT</text:span> <text:span text:style-name="T2">NULL</text:span>,</text:p>
      <text:p text:style-name="Preformatted_20_Text">Id_instrusment_INSTRUSMENT **NOT FOUND** <text:span text:style-name="T2">NOT</text:span> <text:span text:style-name="T2">NULL</text:span>,</text:p>
      <text:p text:style-name="Preformatted_20_Text">intitule_JOUER <text:span text:style-name="T3">VARCHAR</text:span>,</text:p>
      <text:p text:style-name="Preformatted_20_Text"><text:span text:style-name="T2">PRIMARY</text:span> <text:span text:style-name="T2">KEY</text:span> <text:span text:style-name="T1">(</text:span>Id_artiste_ARTISTE,</text:p>
      <text:p text:style-name="Preformatted_20_Text"><text:s/>Id_instrusment_INSTRUSMENT<text:span text:style-name="T1">))</text:span>;</text:p>
      <text:p text:style-name="Preformatted_20_Text"><text:span text:style-name="T2">DROP</text:span> <text:span text:style-name="T2">TABLE</text:span> <text:span text:style-name="T2">IF</text:span> EXISTS ASSISTER ;</text:p>
      <text:p text:style-name="Preformatted_20_Text"><text:span text:style-name="T2">CREATE</text:span> <text:span text:style-name="T2">TABLE</text:span> ASSISTER <text:span text:style-name="T1">(</text:span>Id_spectateur_SPECTATEUR **NOT FOUND** <text:span text:style-name="T2">NOT</text:span> <text:span text:style-name="T2">NULL</text:span>,</text:p>
      <text:p text:style-name="Preformatted_20_Text">Id_prestation_PRESTATION **NOT FOUND** <text:span text:style-name="T2">NOT</text:span> <text:span text:style-name="T2">NULL</text:span>,</text:p>
      <text:p text:style-name="Preformatted_20_Text">jour_du_festival_ASSISTER <text:span text:style-name="T3">DATE</text:span>,</text:p>
      <text:p text:style-name="Preformatted_20_Text">heure_ASSISTER <text:span text:style-name="T3">TIME</text:span>,</text:p>
      <text:p text:style-name="Preformatted_20_Text"><text:span text:style-name="T2">PRIMARY</text:span> <text:span text:style-name="T2">KEY</text:span> <text:span text:style-name="T1">(</text:span>Id_spectateur_SPECTATEUR,</text:p>
      <text:p text:style-name="Preformatted_20_Text"><text:s/>Id_prestation_PRESTATION<text:span text:style-name="T1">))</text:span>;</text:p>
      <text:p text:style-name="Preformatted_20_Text"><text:span text:style-name="T2">ALTER</text:span> <text:span text:style-name="T2">TABLE</text:span> PRESTATION <text:span text:style-name="T2">ADD</text:span> <text:span text:style-name="T2">CONSTRAINT</text:span> FK_PRESTATION_Id_scene_SCENE <text:span text:style-name="T2">FOREIGN</text:span> <text:span text:style-name="T2">KEY</text:span> <text:span text:style-name="T1">(</text:span>Id_scene_SCENE<text:span text:style-name="T1">)</text:span> <text:span text:style-name="T2">REFERENCES</text:span> SCENE <text:span text:style-name="T1">(</text:span>Id_scene_SCENE<text:span text:style-name="T1">)</text:span>;</text:p>
      <text:p text:style-name="Preformatted_20_Text"><text:span text:style-name="T2">ALTER</text:span> <text:span text:style-name="T2">TABLE</text:span> ORIENTER <text:span text:style-name="T2">ADD</text:span> <text:span text:style-name="T2">CONSTRAINT</text:span> FK_ORIENTER_Id_employe_EMPLOYE <text:span text:style-name="T2">FOREIGN</text:span> <text:span text:style-name="T2">KEY</text:span> <text:span text:style-name="T1">(</text:span>Id_employe_EMPLOYE<text:span text:style-name="T1">)</text:span> <text:span text:style-name="T2">REFERENCES</text:span> EMPLOYE <text:span text:style-name="T1">(</text:span>Id_employe_EMPLOYE<text:span text:style-name="T1">)</text:span>;</text:p>
      <text:p text:style-name="Preformatted_20_Text"><text:span text:style-name="T2">ALTER</text:span> <text:span text:style-name="T2">TABLE</text:span> ORIENTER <text:span text:style-name="T2">ADD</text:span> <text:span text:style-name="T2">CONSTRAINT</text:span> FK_ORIENTER_Id_spectateur_SPECTATEUR <text:span text:style-name="T2">FOREIGN</text:span> <text:span text:style-name="T2">KEY</text:span> <text:span text:style-name="T1">(</text:span>Id_spectateur_SPECTATEUR<text:span text:style-name="T1">)</text:span> <text:span text:style-name="T2">REFERENCES</text:span> SPECTATEUR <text:span text:style-name="T1">(</text:span>Id_spectateur_SPECTATEUR<text:span text:style-name="T1">)</text:span>;</text:p>
      <text:p text:style-name="Preformatted_20_Text"><text:span text:style-name="T2">ALTER</text:span> <text:span text:style-name="T2">TABLE</text:span> GERER <text:span text:style-name="T2">ADD</text:span> <text:span text:style-name="T2">CONSTRAINT</text:span> FK_GERER_Id_employe_EMPLOYE <text:span text:style-name="T2">FOREIGN</text:span> <text:span text:style-name="T2">KEY</text:span> <text:span text:style-name="T1">(</text:span>Id_employe_EMPLOYE<text:span text:style-name="T1">)</text:span> <text:span text:style-name="T2">REFERENCES</text:span> EMPLOYE <text:span text:style-name="T1">(</text:span>Id_employe_EMPLOYE<text:span text:style-name="T1">)</text:span>;</text:p>
      <text:p text:style-name="Preformatted_20_Text"><text:span text:style-name="T2">ALTER</text:span> <text:span text:style-name="T2">TABLE</text:span> GERER <text:span text:style-name="T2">ADD</text:span> <text:span text:style-name="T2">CONSTRAINT</text:span> FK_GERER_Id_stand_STAND <text:span text:style-name="T2">FOREIGN</text:span> <text:span text:style-name="T2">KEY</text:span> <text:span text:style-name="T1">(</text:span>Id_stand_STAND<text:span text:style-name="T1">)</text:span> <text:span text:style-name="T2">REFERENCES</text:span> STAND <text:span text:style-name="T1">(</text:span>Id_stand_STAND<text:span text:style-name="T1">)</text:span>;</text:p>
      <text:p text:style-name="Preformatted_20_Text"><text:span text:style-name="T2">ALTER</text:span> <text:span text:style-name="T2">TABLE</text:span> INTERVENIR <text:span text:style-name="T2">ADD</text:span> <text:span text:style-name="T2">CONSTRAINT</text:span> FK_INTERVENIR_Id_employe_EMPLOYE <text:span text:style-name="T2">FOREIGN</text:span> <text:span text:style-name="T2">KEY</text:span> <text:span text:style-name="T1">(</text:span>Id_employe_EMPLOYE<text:span text:style-name="T1">)</text:span> <text:span text:style-name="T2">REFERENCES</text:span> EMPLOYE <text:span text:style-name="T1">(</text:span>Id_employe_EMPLOYE<text:span text:style-name="T1">)</text:span>;</text:p>
      <text:p text:style-name="Preformatted_20_Text"><text:span text:style-name="T2">ALTER</text:span> <text:span text:style-name="T2">TABLE</text:span> INTERVENIR <text:span text:style-name="T2">ADD</text:span> <text:span text:style-name="T2">CONSTRAINT</text:span> FK_INTERVENIR_Id_scene_SCENE <text:span text:style-name="T2">FOREIGN</text:span> <text:span text:style-name="T2">KEY</text:span> <text:span text:style-name="T1">(</text:span>Id_scene_SCENE<text:span text:style-name="T1">)</text:span> <text:span text:style-name="T2">REFERENCES</text:span> SCENE <text:span text:style-name="T1">(</text:span>Id_scene_SCENE<text:span text:style-name="T1">)</text:span>;</text:p>
      <text:p text:style-name="Preformatted_20_Text"><text:span text:style-name="T2">ALTER</text:span> <text:span text:style-name="T2">TABLE</text:span> FAIRE <text:span text:style-name="T2">ADD</text:span> <text:span text:style-name="T2">CONSTRAINT</text:span> FK_FAIRE_Id_spectateur_SPECTATEUR <text:span text:style-name="T2">FOREIGN</text:span> <text:span text:style-name="T2">KEY</text:span> <text:span text:style-name="T1">(</text:span>Id_spectateur_SPECTATEUR<text:span text:style-name="T1">)</text:span> <text:span text:style-name="T2">REFERENCES</text:span> SPECTATEUR <text:span text:style-name="T1">(</text:span>Id_spectateur_SPECTATEUR<text:span text:style-name="T1">)</text:span>;</text:p>
      <text:p text:style-name="Preformatted_20_Text"><text:span text:style-name="T2">ALTER</text:span> <text:span text:style-name="T2">TABLE</text:span> FAIRE <text:span text:style-name="T2">ADD</text:span> <text:span text:style-name="T2">CONSTRAINT</text:span> FK_FAIRE_Id_reservation_Entite_8 <text:span text:style-name="T2">FOREIGN</text:span> <text:span text:style-name="T2">KEY</text:span> <text:span text:style-name="T1">(</text:span>Id_reservation_Entite_8<text:span text:style-name="T1">)</text:span> <text:span text:style-name="T2">REFERENCES</text:span> RESERVATION <text:span text:style-name="T1">(</text:span>Id_reservation_Entite_8<text:span text:style-name="T1">)</text:span>;</text:p>
      <text:p text:style-name="Preformatted_20_Text"><text:span text:style-name="T2">ALTER</text:span> <text:span text:style-name="T2">TABLE</text:span> DONNER <text:span text:style-name="T2">ADD</text:span> <text:span text:style-name="T2">CONSTRAINT</text:span> FK_DONNER_Id_prestation_PRESTATION <text:span text:style-name="T2">FOREIGN</text:span> <text:span text:style-name="T2">KEY</text:span> <text:span text:style-name="T1">(</text:span>Id_prestation_PRESTATION<text:span text:style-name="T1">)</text:span> <text:span text:style-name="T2">REFERENCES</text:span> PRESTATION <text:span text:style-name="T1">(</text:span>Id_prestation_PRESTATION<text:span text:style-name="T1">)</text:span>;</text:p>
      <text:p text:style-name="Preformatted_20_Text"><text:span text:style-name="T2">ALTER</text:span> <text:span text:style-name="T2">TABLE</text:span> DONNER <text:span text:style-name="T2">ADD</text:span> <text:span text:style-name="T2">CONSTRAINT</text:span> FK_DONNER_Id_artiste_ARTISTE <text:span text:style-name="T2">FOREIGN</text:span> <text:span text:style-name="T2">KEY</text:span> <text:span text:style-name="T1">(</text:span>Id_artiste_ARTISTE<text:span text:style-name="T1">)</text:span> <text:span text:style-name="T2">REFERENCES</text:span> ARTISTE <text:span text:style-name="T1">(</text:span>Id_artiste_ARTISTE<text:span text:style-name="T1">)</text:span>;</text:p>
      <text:p text:style-name="Preformatted_20_Text"><text:span text:style-name="T2">ALTER</text:span> <text:span text:style-name="T2">TABLE</text:span> JOUER <text:span text:style-name="T2">ADD</text:span> <text:span text:style-name="T2">CONSTRAINT</text:span> FK_JOUER_Id_artiste_ARTISTE <text:span text:style-name="T2">FOREIGN</text:span> <text:span text:style-name="T2">KEY</text:span> <text:span text:style-name="T1">(</text:span>Id_artiste_ARTISTE<text:span text:style-name="T1">)</text:span> <text:span text:style-name="T2">REFERENCES</text:span> ARTISTE <text:span text:style-name="T1">(</text:span>Id_artiste_ARTISTE<text:span text:style-name="T1">)</text:span>;</text:p>
      <text:p text:style-name="Preformatted_20_Text"><text:span text:style-name="T2">ALTER</text:span> <text:span text:style-name="T2">TABLE</text:span> JOUER <text:span text:style-name="T2">ADD</text:span> <text:span text:style-name="T2">CONSTRAINT</text:span> FK_JOUER_Id_instrusment_INSTRUSMENT <text:span text:style-name="T2">FOREIGN</text:span> <text:span text:style-name="T2">KEY</text:span> <text:span text:style-name="T1">(</text:span>Id_instrusment_INSTRUSMENT<text:span text:style-name="T1">)</text:span> <text:span text:style-name="T2">REFERENCES</text:span> INSTRUSMENT <text:span text:style-name="T1">(</text:span>Id_instrusment_INSTRUSMENT<text:span text:style-name="T1">)</text:span>;</text:p>
      <text:p text:style-name="Preformatted_20_Text"><text:span text:style-name="T2">ALTER</text:span> <text:span text:style-name="T2">TABLE</text:span> ASSISTER <text:span text:style-name="T2">ADD</text:span> <text:span text:style-name="T2">CONSTRAINT</text:span> FK_ASSISTER_Id_spectateur_SPECTATEUR <text:span text:style-name="T2">FOREIGN</text:span> <text:span text:style-name="T2">KEY</text:span> <text:span text:style-name="T1">(</text:span>Id_spectateur_SPECTATEUR<text:span text:style-name="T1">)</text:span> <text:span text:style-name="T2">REFERENCES</text:span> SPECTATEUR <text:span text:style-name="T1">(</text:span>Id_spectateur_SPECTATEUR<text:span text:style-name="T1">)</text:span>;</text:p>
      <text:p text:style-name="P1"><text:span text:style-name="T2">ALTER</text:span> <text:span text:style-name="T2">TABLE</text:span> ASSISTER <text:span text:style-name="T2">ADD</text:span> <text:span text:style-name="T2">CONSTRAINT</text:span> FK_ASSISTER_Id_prestation_PRESTATION <text:span text:style-name="T2">FOREIGN</text:span> <text:span text:style-name="T2">KEY</text:span> <text:span text:style-name="T1">(</text:span>Id_prestation_PRESTATION<text:span text:style-name="T1">)</text:span> <text:span text:style-name="T2">REFERENCES</text:span> PRESTATION <text:span text:style-name="T1">(</text:span>Id_prestation_PRESTATION<text:span text:style-name="T1">)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vv </meta:initial-creator>
    <meta:creation-date>2020-11-30T13:43:01.33</meta:creation-date>
    <dc:date>2020-12-02T12:45:20.16</dc:date>
    <dc:creator>gvv </dc:creator>
    <meta:editing-duration>PT4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102" meta:word-count="528" meta:character-count="5359"/>
  </office:meta>
</office:document-meta>
</file>